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>
      <style:graphic-properties draw:fill-color="#ffffff" fo:min-height="6.343cm"/>
    </style:style>
    <style:style style:name="pr3" style:family="presentation" style:parent-style-name="lyt-darkblue-notes" style:list-style-name="L5">
      <style:graphic-properties draw:fill-color="#ffffff" draw:auto-grow-height="true" fo:min-height="10.735cm"/>
    </style:style>
    <style:style style:name="pr4" style:family="presentation" style:parent-style-name="lyt-darkblue-outline1">
      <style:graphic-properties draw:fill-color="#ffffff" draw:auto-grow-height="true" fo:min-height="13.716cm"/>
    </style:style>
    <style:style style:name="pr5" style:family="presentation" style:parent-style-name="lyt-darkblue-notes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32pt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color="#ffff99"/>
    </style:style>
    <style:style style:name="T3" style:family="text">
      <style:text-properties fo:color="#ffff66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508cm" svg:x="2.057cm" svg:y="0.783cm" presentation:class="title">
          <draw:text-box>
            <text:p text:style-name="P1">Bir Linux Router Hikayesi</text:p>
          </draw:text-box>
        </draw:frame>
        <draw:frame presentation:style-name="pr2" draw:text-style-name="P3" draw:layer="layout" svg:width="24.369cm" svg:height="6.343cm" svg:x="2.057cm" svg:y="12.699cm" presentation:class="subtitle" presentation:user-transformed="true">
          <draw:text-box>
            <text:p text:style-name="P2"><text:span text:style-name="T1">Yavuz Selim Kömür</text:span></text:p>
            <text:p text:style-name="P2"><text:span text:style-name="T1">komur@gnu.gen.tr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6" draw:layer="layout" svg:width="24.369cm" svg:height="13.716cm" svg:x="2.057cm" svg:y="5.452cm" presentation:class="outline">
          <draw:text-box>
            <text:list text:style-name="L3">
              <text:list-item>
                <text:p text:style-name="P4"><text:span text:style-name="T1">Akdeniz Üniversitesi Bilgi İşlem Merkez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Fakültelerin ve Üniversite Hastanesinin Baglantısı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Bilkent Üniversites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Merkez Yurtlar Network Yönetimi iç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Üniversitenin UlakNet / MeteksanNet baglantıs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Fakülte ve İdari birimler omurgasında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2cm" svg:height="3.508cm" svg:x="2.057cm" svg:y="0.783cm" presentation:class="title" presentation:user-transformed="true">
          <draw:text-box>
            <text:p text:style-name="P1">Bir Linux Router Hikayesi</text:p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4" draw:text-style-name="P6" draw:layer="layout" svg:width="24.369cm" svg:height="13.716cm" svg:x="2.057cm" svg:y="5.452cm" presentation:class="outline" presentation:user-transformed="true">
          <draw:text-box>
            <text:list text:style-name="L3">
              <text:list-item>
                <text:p text:style-name="P4"><text:span text:style-name="T1">Genel Amaçlı İşletim Sistemi kullanılması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Değişik ihtiyaçlarınız için kullanacaginiz pek çok araç gereç bulunuyor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Yerine benzer bir ürün bulabilme olanağı</text:span></text:p>
              </text:list-item>
            </text:list>
            <text:list text:style-name="L3">
              <text:list-item>
                <text:p text:style-name="P4"><text:span text:style-name="T1">Arızalanan, bozulan parçaları “bakkaldan” alabilme olanağı</text:span></text:p>
              </text:list-item>
            </text:list>
          </draw:text-box>
        </draw:frame>
        <draw:frame presentation:style-name="pr1" draw:text-style-name="P1" draw:layer="layout" svg:width="23.912cm" svg:height="3.508cm" svg:x="2.057cm" svg:y="0.783cm" presentation:class="title" presentation:user-transformed="true">
          <draw:text-box>
            <text:p text:style-name="P1">Bir Linux Router Hikayesi Tercihler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735cm" svg:x="3.34cm" svg:y="13.292cm" presentation:class="notes">
            <draw:text-box>
              <text:p text:style-name="P1">tcpdump, iftop, smbclient, nmblookup -AU IP IP.</text:p>
              <text:p text:style-name="P1"/>
              <text:p text:style-name="P1">Arızalanan cihazı değiştirmek için diski herhangi bir desktop makinaya takmak yeterli olacaktır.</text:p>
              <text:p text:style-name="P1"/>
            </draw:text-box>
          </draw:frame>
        </presentation:notes>
      </draw:page>
      <draw:page draw:name="page4" draw:style-name="dp1" draw:master-page-name="lyt-darkblue" presentation:presentation-page-layout-name="AL2T1">
        <draw:frame presentation:style-name="pr4" draw:text-style-name="P4" draw:layer="layout" svg:width="24.369cm" svg:height="13.716cm" svg:x="2.057cm" svg:y="5.452cm" presentation:class="outline">
          <draw:text-box>
            <text:list text:style-name="L3">
              <text:list-item>
                <text:p text:style-name="P4">Genel Amaçlı bir İşletim sistemi kullanılması</text:p>
              </text:list-item>
            </text:list>
            <text:list text:style-name="L3">
              <text:list-item>
                <text:p text:style-name="P4">Kullanılan malzemelerin genelikle SOHO ürünler olması</text:p>
              </text:list-item>
            </text:list>
          </draw:text-box>
        </draw:frame>
        <draw:frame presentation:style-name="pr1" draw:text-style-name="P7" draw:layer="layout" svg:width="23.912cm" svg:height="3.508cm" svg:x="2.057cm" svg:y="0.783cm" presentation:class="title" presentation:user-transformed="true">
          <draw:text-box>
            <text:p text:style-name="P1"><text:span text:style-name="T1">Bir Linux Router Hikayesi Dezavantajlari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4" draw:text-style-name="P4" draw:layer="layout" svg:width="24.369cm" svg:height="13.716cm" svg:x="2.057cm" svg:y="5.452cm" presentation:class="outline">
          <draw:text-box>
            <text:list text:style-name="L3">
              <text:list-item>
                <text:p text:style-name="P4">Kasa yapmak gerek. yok yok alalım.</text:p>
              </text:list-item>
            </text:list>
            <text:list text:style-name="L3">
              <text:list-item>
                <text:p text:style-name="P4">Kart takmak için çok “Slot” gerekiyor.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<text:a xlink:href="http://www.picmg.org/">PICMG</text:a></text:span></text:p>
                  </text:list-item>
                </text:list>
              </text:list-item>
            </text:list>
            <text:list text:style-name="L3">
              <text:list-item>
                <text:p text:style-name="P4">ATM-SONET/SDH, Serial, 1G, 10G, ...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<text:a xlink:href="http://www.sangoma.com/">SANGOM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<text:a xlink:href="http://www.intel.com/network/connectivity/products/pro10GbE_SR_server_adapter.htm">Intel 10Gbit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<text:a xlink:href="http://www.imagestream.com/PCI_1100.html">ImageStream SONET/SDH</text:a>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2cm" svg:height="3.508cm" svg:x="2.057cm" svg:y="0.783cm" presentation:class="title" presentation:user-transformed="true">
          <draw:text-box>
            <text:p text:style-name="P1">Bir Linux Router Hikayesi Donanim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7cm" svg:y="0.783cm" presentation:class="title" presentation:placeholder="true">
        <draw:text-box/>
      </draw:frame>
      <draw:frame presentation:style-name="lyt-darkblue-outline1" draw:layer="backgroundobjects" svg:width="24.369cm" svg:height="13.715cm" svg:x="2.057cm" svg:y="5.452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1cm" svg:y="19.657cm">
        <text:p/>
      </draw:rect>
      <draw:rect draw:style-name="gr3" draw:text-style-name="P3" draw:layer="backgroundobjects" svg:width="22.479cm" svg:height="0.269cm" svg:x="5.519cm" svg:y="20.247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Yavuz Komur</meta:initial-creator>
    <meta:creation-date>2006-05-11T13:18:46</meta:creation-date>
    <dc:date>2006-05-12T00:28:15</dc:date>
    <dc:language>en-US</dc:language>
    <meta:editing-cycles>6</meta:editing-cycles>
    <meta:editing-duration>PT2H24M27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